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List">
      <style:paragraph-properties fo:line-height="150%"/>
      <style:text-properties style:font-name="Calibri" fo:font-size="12pt" fo:language="de" fo:country="DE" style:font-name-asian="Calibri" style:font-size-asian="12pt" style:font-size-complex="12pt"/>
    </style:style>
    <style:style style:name="P2" style:family="paragraph" style:parent-style-name="List">
      <style:paragraph-properties fo:line-height="150%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3" style:family="paragraph" style:parent-style-name="List">
      <style:paragraph-properties fo:line-height="150%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4" style:family="paragraph" style:parent-style-name="List">
      <style:paragraph-properties fo:line-height="150%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5" style:family="paragraph" style:parent-style-name="List">
      <style:paragraph-properties fo:line-height="150%"/>
      <style:text-properties officeooo:paragraph-rsid="00179a13"/>
    </style:style>
    <style:style style:name="P6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8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11" style:family="paragraph" style:parent-style-name="Standard">
      <style:paragraph-properties fo:orphans="0" fo:widows="0"/>
      <style:text-properties style:font-name="Verdana" officeooo:paragraph-rsid="001fa08d"/>
    </style:style>
    <style:style style:name="P12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13" style:family="paragraph" style:parent-style-name="Standard">
      <style:text-properties style:font-name="Verdana" officeooo:paragraph-rsid="001fa08d"/>
    </style:style>
    <style:style style:name="P14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6" style:family="paragraph" style:parent-style-name="Standard">
      <style:text-properties fo:color="#000000" loext:opacity="100%" style:font-name="Verdana" fo:font-size="12pt" fo:language="en" fo:country="US" officeooo:rsid="001fa08d" officeooo:paragraph-rsid="001fa08d" style:font-size-asian="12pt" style:font-size-complex="12pt"/>
    </style:style>
    <style:style style:name="P17" style:family="paragraph" style:parent-style-name="Standard">
      <style:text-properties fo:color="#5983b0" loext:opacity="100%" style:font-name="Calibri" fo:font-size="16pt" fo:language="de" fo:country="DE" officeooo:paragraph-rsid="001fa08d" style:font-size-asian="16pt" style:font-size-complex="16pt"/>
    </style:style>
    <style:style style:name="P18" style:family="paragraph" style:parent-style-name="Text_20_body">
      <style:text-properties fo:color="#5983b0" loext:opacity="100%" style:font-name="Calibri" fo:language="de" fo:country="DE"/>
    </style:style>
    <style:style style:name="P19" style:family="paragraph" style:parent-style-name="Text_20_body">
      <style:text-properties fo:color="#5983b0" loext:opacity="100%" style:font-name="Calibri" fo:language="de" fo:country="DE" officeooo:paragraph-rsid="00179a13"/>
    </style:style>
    <style:style style:name="P20" style:family="paragraph" style:parent-style-name="Text_20_body">
      <style:text-properties fo:language="de" fo:country="DE" officeooo:rsid="00220853" officeooo:paragraph-rsid="00220853"/>
    </style:style>
    <style:style style:name="P21" style:family="paragraph" style:parent-style-name="Text_20_body">
      <style:text-properties style:font-name="Calibri" fo:language="de" fo:country="DE" officeooo:paragraph-rsid="001cb571"/>
    </style:style>
    <style:style style:name="P22" style:family="paragraph" style:parent-style-name="Text_20_body">
      <style:text-properties style:font-name="Calibri" fo:language="de" fo:country="DE" officeooo:paragraph-rsid="001de2aa"/>
    </style:style>
    <style:style style:name="P23" style:family="paragraph" style:parent-style-name="Text_20_body">
      <style:text-properties fo:color="#000000" loext:opacity="100%" style:font-name="Calibri" fo:language="en" fo:country="US" officeooo:rsid="00220853" officeooo:paragraph-rsid="00220853"/>
    </style:style>
    <style:style style:name="P24" style:family="paragraph" style:parent-style-name="Heading"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style:font-name="Verdana" fo:font-weight="bold" officeooo:paragraph-rsid="001fa08d" style:font-weight-asian="bold" style:font-weight-complex="bold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language="de" fo:country="DE" style:font-name-asian="Calibri" style:font-size-asian="12pt" style:font-size-complex="12pt"/>
    </style:style>
    <style:style style:name="T9" style:family="text">
      <style:text-properties style:font-name="Calibri" fo:font-size="12pt" fo:language="de" fo:country="DE" officeooo:rsid="001ac166" style:font-name-asian="Calibri" style:font-size-asian="12pt" style:font-name-complex="Arial1" style:font-size-complex="12pt"/>
    </style:style>
    <style:style style:name="T10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2" style:family="text">
      <style:text-properties style:font-name="Calibri" fo:font-size="12pt" fo:language="en" fo:country="US" officeooo:rsid="001ac166" style:font-name-asian="Calibri" style:font-size-asian="12pt" style:font-name-complex="Arial1" style:font-size-complex="12pt"/>
    </style:style>
    <style:style style:name="T13" style:family="text">
      <style:text-properties fo:color="#000000" loext:opacity="100%" officeooo:rsid="00179a13"/>
    </style:style>
    <style:style style:name="T14" style:family="text">
      <style:text-properties fo:language="en" fo:country="US" officeooo:rsid="001ac166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officeooo:rsid="001de2aa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biturjahrgang 20xx/20xx</text:p>
      <text:p text:style-name="P6"/>
      <text:p text:style-name="P6">Gymnasium Schloss Neubeuern</text:p>
      <text:p text:style-name="P7"/>
      <text:p text:style-name="P7"/>
      <text:p text:style-name="P9">Seminararbeit</text:p>
      <text:p text:style-name="P9"/>
      <text:p text:style-name="P13">aus dem Seminar</text:p>
      <text:p text:style-name="P13"/>
      <text:p text:style-name="P13"/>
      <text:p text:style-name="P13">........................................…..........................................................</text:p>
      <text:p text:style-name="P13"/>
      <text:p text:style-name="P13"/>
      <text:p text:style-name="P13"/>
      <text:p text:style-name="P13"/>
      <text:p text:style-name="P13">Thema: </text:p>
      <text:p text:style-name="P13"/>
      <text:p text:style-name="P13"/>
      <text:p text:style-name="P13">....................................................................................................</text:p>
      <text:p text:style-name="P13"/>
      <text:p text:style-name="P13"/>
      <text:p text:style-name="P13"/>
      <text:p text:style-name="P13">Verfasser: .............................................</text:p>
      <text:p text:style-name="P13"/>
      <text:p text:style-name="P13">Kursleiter: ............................................</text:p>
      <text:p text:style-name="P13"/>
      <text:p text:style-name="P13"/>
      <text:p text:style-name="P13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8">Bewertung</text:p>
          </table:table-cell>
          <table:table-cell table:style-name="表格1.A1" office:value-type="string">
            <text:p text:style-name="P10">Punkte</text:p>
          </table:table-cell>
          <table:table-cell table:style-name="表格1.A1" office:value-type="string">
            <text:p text:style-name="P10">Notenstufe in Worten</text:p>
          </table:table-cell>
        </table:table-row>
        <table:table-row table:style-name="表格1.2">
          <table:table-cell table:style-name="表格1.A1" office:value-type="string">
            <text:p text:style-name="P11">schriftliche Arbeit</text:p>
          </table:table-cell>
          <table:table-cell table:style-name="表格1.A1" office:value-type="string">
            <text:p text:style-name="P15">3 -</text:p>
          </table:table-cell>
          <table:table-cell table:style-name="表格1.A1" office:value-type="string">
            <text:p text:style-name="P15">befriedigend</text:p>
          </table:table-cell>
        </table:table-row>
        <table:table-row table:style-name="表格1.3">
          <table:table-cell table:style-name="表格1.A1" office:value-type="string">
            <text:p text:style-name="P11">Abschlusspräsentation</text:p>
          </table:table-cell>
          <table:table-cell table:style-name="表格1.A1" office:value-type="string">
            <text:p text:style-name="P14"><text:span text:style-name="T17">2</text:span> </text:p>
          </table:table-cell>
          <table:table-cell table:style-name="表格1.A1" office:value-type="string">
            <text:p text:style-name="P15">gut</text:p>
          </table:table-cell>
        </table:table-row>
        <table:table-row table:style-name="表格1.3">
          <table:table-cell table:style-name="表格1.A1" office:value-type="string">
            <text:p text:style-name="P11">Gesamtleistung in der Seminararbeit (doppelte Wertung)</text:p>
          </table:table-cell>
          <table:table-cell table:style-name="表格1.A1" office:value-type="string">
            <text:p text:style-name="P15"/>
          </table:table-cell>
          <table:table-cell table:style-name="表格1.A1" office:value-type="string">
            <text:p text:style-name="P15"/>
          </table:table-cell>
        </table:table-row>
      </table:table>
      <text:p text:style-name="P13"/>
      <text:p text:style-name="P12"/>
      <text:p text:style-name="P12"/>
      <text:p text:style-name="P12"/>
      <text:p text:style-name="P13">........................................................</text:p>
      <text:p text:style-name="P13">(Unterschrift des Kursleiters)</text:p>
      <text:p text:style-name="P16"/>
      <text:p text:style-name="P16"/>
      <text:p text:style-name="P16">Abgabe im Sekretariat am ..........................…</text:p>
      <text:p text:style-name="P17"><text:soft-page-break/>Inhaltsverzeichnis</text:p>
      <text:p text:style-name="P18"/>
      <text:p text:style-name="P1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1"><text:tab/>1.1 Geschichtliche Hintergrund……………………………………………………………………………..<text:span text:style-name="T6">3</text:span></text:p>
      <text:p text:style-name="P5"><text:span text:style-name="T8"><text:tab/>1.2 </text:span><text:span text:style-name="T9">Aktuelle</text:span><text:span text:style-name="T12"> Situation……………………………</text:span><text:span text:style-name="T10">.………………………………………………………………</text:span><text:span text:style-name="T11">3</text:span></text:p>
      <text:p text:style-name="P2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2"><text:tab/>2.1 Funktionsweise<text:span text:style-name="T3">……………………………………..…………………………………………………………</text:span><text:span text:style-name="T4">3</text:span></text:p>
      <text:p text:style-name="P2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2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2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2"><text:tab/>3.2 Langfristige psychologische Probleme..<text:span text:style-name="T3">……………………………………………………………</text:span><text:span text:style-name="T4">3</text:span></text:p>
      <text:p text:style-name="P2"><text:tab/>3.3 Regeneration nach Dopinganwendungen………<text:span text:style-name="T3">………………………………………………..</text:span><text:span text:style-name="T4">3</text:span></text:p>
      <text:p text:style-name="P3"><text:span text:style-name="T15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2"><text:span text:style-name="T14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2"><text:tab/><text:span text:style-name="T14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2"><text:tab/><text:span text:style-name="T14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oft-page-break/><text:span text:style-name="T6">Literatur</text:span>verzeichnis</text:p>
      <text:p text:style-name="P19"/>
      <text:p text:style-name="P21"><text:span text:style-name="T13">[1] </text:span>Dopingmittel – Geschichte, Nachweise, Entwicklungen; unter besonderer Berücksichtigung der DDR. Haupt, Oliver; Friedrich, Christoph. Stuttgart: Wissensc haftliche Verlagsgesellschaft mbH. <text:span text:style-name="T16">(2017)</text:span></text:p>
      <text:p text:style-name="P22"><text:span text:style-name="T13">[2] </text:span>Die Doping-Generation; reine Leistung statt Spritzensport. Keplinger, Andrea; Hafner, George. München: Richard Pflaum Verlag GmbH &amp; Co. KG. (2020)</text:p>
      <text:p text:style-name="P22"><text:span text:style-name="T13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22"><text:span text:style-name="T13">[4] </text:span>Nationaler Anti-Doping-Code. Nationale Anti-Doping-Agentur Deutschland. Aachen [u.a.]: Meyer &amp; Meyer. (2010)</text:p>
      <text:p text:style-name="P22"><text:span text:style-name="T13">[5] </text:span>Sport und Ernährung; wissenschaftlich basierte Empfehlungen, Tipps und Ernährungspläne für die Praxis. Raschka, Christoph; Ruf, Stephanie. Stuttgart; New York: Georg Thieme Verlag. (2018)</text:p>
      <text:p text:style-name="P20"><text:span text:style-name="T7">[7] </text:span><text:a xlink:type="simple" xlink:href="https://edition.cnn.com/2012/10/22/sport/lance-armstrong-controversy/" text:style-name="Internet_20_link" text:visited-style-name="Visited_20_Internet_20_Link"><text:span text:style-name="T7">https://edition.cnn.com/2012/10/22/sport/lance-armstrong-controversy/</text:span></text:a><text:span text:style-name="T7">, Zugriff am 08.05.2021</text:span></text:p>
      <text:p text:style-name="P23"><text:span text:style-name="T18">[8] </text:span><text:a xlink:type="simple" xlink:href="http://news.bbc.co.uk/2/hi/europe/4341045.stm" text:style-name="Internet_20_link" text:visited-style-name="Visited_20_Internet_20_Link">http://news.bbc.co.uk/2/hi/europe/4341045.stm</text:a><text:span text:style-name="T18">, Zugriff am 09.05.2021</text:span></text:p>
      <text:p text:style-name="P23">[9] </text:p>
      <text:p text:style-name="P4"/>
      <text:p text:style-name="Lis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5-09T18:51:24.479000000</dc:date>
    <meta:editing-duration>PT25M</meta:editing-duration>
    <meta:editing-cycles>6</meta:editing-cycles>
    <meta:generator>LibreOffice/7.0.3.1$Windows_X86_64 LibreOffice_project/d7547858d014d4cf69878db179d326fc3483e082</meta:generator>
    <meta:document-statistic meta:table-count="1" meta:image-count="0" meta:object-count="0" meta:page-count="3" meta:paragraph-count="46" meta:word-count="214" meta:character-count="2747" meta:non-whitespace-character-count="2566"/>
  </office:meta>
</office:document-meta>
</file>